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f40c" officeooo:paragraph-rsid="0002e35b"/>
    </style:style>
    <style:style style:name="P2" style:family="paragraph" style:parent-style-name="Standard">
      <style:text-properties style:text-underline-style="solid" style:text-underline-width="auto" style:text-underline-color="font-color" officeooo:rsid="00140313" officeooo:paragraph-rsid="0002e35b"/>
    </style:style>
    <style:style style:name="P3" style:family="paragraph" style:parent-style-name="Standard">
      <style:text-properties style:text-underline-style="solid" style:text-underline-width="auto" style:text-underline-color="font-color" officeooo:rsid="000401fd" officeooo:paragraph-rsid="0002e35b"/>
    </style:style>
    <style:style style:name="P4" style:family="paragraph" style:parent-style-name="Standard">
      <style:text-properties style:text-underline-style="solid" style:text-underline-width="auto" style:text-underline-color="font-color" officeooo:rsid="0002e35b" officeooo:paragraph-rsid="0002e35b"/>
    </style:style>
    <style:style style:name="P5" style:family="paragraph" style:parent-style-name="Standard">
      <style:text-properties style:text-underline-style="solid" style:text-underline-width="auto" style:text-underline-color="font-color" officeooo:rsid="0003e38f" officeooo:paragraph-rsid="0003e38f"/>
    </style:style>
    <style:style style:name="P6" style:family="paragraph" style:parent-style-name="Standard">
      <style:text-properties style:text-underline-style="solid" style:text-underline-width="auto" style:text-underline-color="font-color" officeooo:rsid="0004e10d" officeooo:paragraph-rsid="0004e10d"/>
    </style:style>
    <style:style style:name="P7" style:family="paragraph" style:parent-style-name="Standard">
      <style:text-properties fo:font-style="normal" style:text-underline-style="none" officeooo:rsid="00140313" officeooo:paragraph-rsid="0002e35b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26501" officeooo:paragraph-rsid="0002e35b" style:font-style-asian="normal" style:font-style-complex="normal"/>
    </style:style>
    <style:style style:name="P9" style:family="paragraph" style:parent-style-name="Standard">
      <style:text-properties fo:font-size="14pt" officeooo:rsid="000401fd" officeooo:paragraph-rsid="0002e35b" style:font-size-asian="14pt" style:font-size-complex="14pt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71a5c" style:font-style-asian="normal" style:font-style-complex="normal"/>
    </style:style>
    <style:style style:name="T3" style:family="text">
      <style:text-properties fo:font-style="normal" style:text-underline-style="none" officeooo:rsid="0002e35b" style:font-style-asian="normal" style:font-style-complex="normal"/>
    </style:style>
    <style:style style:name="T4" style:family="text">
      <style:text-properties fo:font-style="normal" style:text-underline-style="none" officeooo:rsid="0003e38f" style:font-style-asian="normal" style:font-style-complex="normal"/>
    </style:style>
    <style:style style:name="T5" style:family="text">
      <style:text-properties fo:font-style="normal" style:text-underline-style="none" officeooo:rsid="0004e10d" style:font-style-asian="normal" style:font-style-complex="normal"/>
    </style:style>
    <style:style style:name="T6" style:family="text">
      <style:text-properties fo:font-style="normal" style:text-underline-style="none" officeooo:rsid="00067bc1" style:font-style-asian="normal" style:font-style-complex="normal"/>
    </style:style>
    <style:style style:name="T7" style:family="text">
      <style:text-properties officeooo:rsid="0002e35b"/>
    </style:style>
    <style:style style:name="T8" style:family="text">
      <style:text-properties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lassy Llama Programming Test – Person Search – <text:span text:style-name="T7">Questions &amp; Assumptions</text:span></text:p>
      <text:p text:style-name="P9"/>
      <text:p text:style-name="P9">Developer: Mike Haynes</text:p>
      <text:p text:style-name="P3"><text:span text:style-name="T1"/></text:p>
      <text:p text:style-name="P2"><text:span text:style-name="T1"/></text:p>
      <text:p text:style-name="P2"><text:span text:style-name="T3">1</text:span><text:span text:style-name="T1">. I assume Addresses will </text:span><text:span text:style-name="T3">be </text:span><text:span text:style-name="T2">formatted as if they are</text:span><text:span text:style-name="T1"> within the continental United States including Alaska, and Hawaii.</text:span></text:p>
      <text:p text:style-name="P7"/>
      <text:p text:style-name="P7"><text:span text:style-name="T7">2</text:span>. For the Address→state, is a two-character abbreviation, full state name, or both preferred?</text:p>
      <text:p text:style-name="P8"/>
      <text:p text:style-name="P1"><text:span text:style-name="T3">3</text:span><text:span text:style-name="T1">. I assume a Person will consist of a first and last name, </text:span><text:span text:style-name="T2">and that a middle name/initial will be</text:span><text:span text:style-name="T1"> optional.</text:span></text:p>
      <text:p text:style-name="P1"><text:span text:style-name="T1"/></text:p>
      <text:p text:style-name="P4"><text:span text:style-name="T1">4. I assume that security (user ID, password, etc.) is either addressed in another project or is otherwise unnecessary.</text:span></text:p>
      <text:p text:style-name="P4"><text:span text:style-name="T1"/></text:p>
      <text:p text:style-name="P4"><text:span text:style-name="T1">5. In writing </text:span><text:span text:style-name="T4">the</text:span><text:span text:style-name="T1"> use cases, it became apparent that because of the many-to-many association between Person and Address, an “unlink” feature would be needed in cases where </text:span><text:span text:style-name="T5">an existing Person and Address are to no longer be associated, but one or both of them still have other associations which require them to remain active, thus a “</text:span><text:span text:style-name="T1">delete” would not be feasible. </text:span><text:span text:style-name="T5">I am assuming that this is acceptable.</text:span></text:p>
      <text:p text:style-name="P4"><text:span text:style-name="T1"/></text:p>
      <text:p text:style-name="P4"><text:span text:style-name="T1">6. </text:span><text:span text:style-name="T5">For the delete function, </text:span><text:span text:style-name="T1">I assume </text:span><text:span text:style-name="T4">that it is preferred to use a “soft delete” (record remains in the table, but is flagged as deleted) as opposed to a “hard delete” (record is actually dropped from the table).</text:span></text:p>
      <text:p text:style-name="P4"><text:span text:style-name="T1"/></text:p>
      <text:p text:style-name="P5"><text:span text:style-name="T1">7. I assume that an “undelete” feature is not required, but as is made apparent in #6, could be implemented at a later date </text:span><text:span text:style-name="T6">if requested</text:span><text:span text:style-name="T1">.</text:span></text:p>
      <text:p text:style-name="P4"><text:span text:style-name="T1"/></text:p>
      <text:p text:style-name="P4"><text:span text:style-name="T4">8</text:span><text:span text:style-name="T1">. I assume that for searches, that an exact match on search fields entered </text:span><text:span text:style-name="T4">is to be used</text:span><text:span text:style-name="T1">, but will </text:span><text:span text:style-name="T8">not</text:span><text:span text:style-name="T1"> be case sensitive.</text:span></text:p>
      <text:p text:style-name="P4"><text:span text:style-name="T1"/></text:p>
      <text:p text:style-name="P4"><text:span text:style-name="T5">9. Per your statement, “Objects should be made to persist in a database table.” I assume this refers to the Person and Address objects, not the Search object.</text:span></text:p>
      <text:p text:style-name="P4"><text:span text:style-name="T5"/></text:p>
      <text:p text:style-name="P6"><text:span text:style-name="T5">1</text:span><text:span text:style-name="T1">0. </text:span><text:span text:style-name="T6">For a search, </text:span><text:span text:style-name="T1">I assume that more than one address field can be chosen (up to the entire address) </text:span><text:span text:style-name="T6">to refine the search,</text:span><text:span text:style-name="T1"> and </text:span><text:span text:style-name="T6">thus </text:span><text:span text:style-name="T1">is not limited to one field onl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25:04.271379409</meta:creation-date>
    <dc:date>2017-04-23T17:59:47.131733266</dc:date>
    <meta:editing-duration>PT3M</meta:editing-duration>
    <meta:editing-cycles>1</meta:editing-cycles>
    <meta:document-statistic meta:table-count="0" meta:image-count="0" meta:object-count="0" meta:page-count="1" meta:paragraph-count="12" meta:word-count="305" meta:character-count="1733" meta:non-whitespace-character-count="1437"/>
    <meta:generator>LibreOffice/5.1.6.2$Linux_X86_64 LibreOffice_project/10m0$Build-2</meta:generator>
  </office:meta>
</office:document-meta>
</file>